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500000201AC18E651358F22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d1b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836 CRIAR ORDEM VENDA ZVAR.</text:span></text:p>
      <text:p text:style-name="P1"><draw:frame draw:style-name="fr1" draw:name="Figura1" text:anchor-type="paragraph" svg:width="17cm" svg:height="7.751cm" draw:z-index="0"><draw:image xlink:href="Pictures/100000000000046500000201AC18E651358F22E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5T11:03:29.141000000</dc:date>
    <meta:editing-duration>PT3H59M59S</meta:editing-duration>
    <meta:editing-cycles>12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7" meta:character-count="39" meta:non-whitespace-character-count="32"/>
  </office:meta>
</office:document-meta>
</file>